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ans-serif"/>
    <style:font-face style:name="bebas neueregular" svg:font-family="'bebas neueregular',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1043in" loext:contextual-spacing="false" fo:text-align="justify" style:justify-single-word="false" fo:orphans="2" fo:widows="2" fo:text-indent="0in" style:auto-text-indent="false"/>
      <style:text-properties fo:font-variant="normal" fo:text-transform="none" fo:color="#595959" style:font-name="Roboto" fo:font-size="12pt" fo:letter-spacing="normal" fo:font-style="normal" fo:font-weight="normal"/>
    </style:style>
    <style:style style:name="P2" style:family="paragraph" style:parent-style-name="Heading_20_1">
      <style:text-properties fo:font-variant="normal" fo:text-transform="none" fo:color="#333333" style:font-name="bebas neueregular" fo:font-size="14pt" fo:letter-spacing="normal" fo:font-style="normal" fo:font-weight="bold" style:font-size-asian="14pt" style:font-size-complex="14pt"/>
    </style:style>
    <style:style style:name="P3" style:family="paragraph" style:parent-style-name="Heading_20_3">
      <style:text-properties fo:font-variant="normal" fo:text-transform="none" fo:color="#444444" style:font-name="Roboto" fo:font-size="15pt" fo:letter-spacing="normal" fo:font-style="normal" fo:font-weight="bold"/>
    </style:style>
    <style:style style:name="P4" style:family="paragraph" style:parent-style-name="Heading_20_3">
      <style:text-properties fo:font-variant="normal" fo:text-transform="none" fo:color="#444444" fo:letter-spacing="normal"/>
    </style:style>
    <style:style style:name="T1" style:family="text">
      <style:text-properties style:font-name="Roboto" fo:font-size="15pt"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5 exercises for a bigger chest - no equipment</text:h>
      <text:p text:style-name="Standard"/>
      <text:h text:style-name="P3" text:outline-level="3">PUSH-UPS</text:h>
      <text:p text:style-name="P1">Push-ups are a great bodyweight exercise that hits your chest and arms. The beauty of the push-up is that you can do it anywhere and anytime by using your own body weight, you just need a firm surface.</text:p>
      <text:p text:style-name="P1">The push-up requires several muscle groups to work, unlike other exercises that require weights, it works the smaller muscle groups and uses them as stabilizers. This means that your core and hip flexors are also affected even though your chest is the main target.</text:p>
      <text:h text:style-name="P4" text:outline-level="3"> <text:span text:style-name="T1">DECLINE PUSH-UPS</text:span></text:h>
      <text:p text:style-name="P1">The decline push-up is a more difficult version of the basic push-up. The difficulty is increased by placing your feet on a higher level than your hands. The higher your bench/chair/box is the more difficult and intense the movement gets, and consequentially you get better results.</text:p>
      <text:h text:style-name="P3" text:outline-level="3">DIAMOND PUSH-UPS</text:h>
      <text:p text:style-name="P1">Diamond push-ups are another challenging variation of push-ups performed by placing your hands close together until your thumbs and index fingers touch forming a “diamond” shape. Having you hands in this position while doing push-ups will slightly alter which muscles are involved in the exercise - triceps and inner chest muscles will be affected more.</text:p>
      <text:h text:style-name="P3" text:outline-level="3">PUSH-UP HOLD</text:h>
      <text:p text:style-name="P1">The push-up hold is an isometric (held) type of exercise that will improve your chest strength and definition and will also work your core, shoulders and arms. This exercise has another benefit apart from making you physically strong, it will definitely make you mentally “tougher”.</text:p>
      <text:p text:style-name="P1">This is because you need to hold the push-up position (lowered down) for as much as you can. So if you think that doing push-ups is tough, think how tough this is. The main key here is to believe that you can do it and to push your limits.</text:p>
      <text:h text:style-name="P3" text:outline-level="3">WIDE PUSH-UPS</text:h>
      <text:p text:style-name="P1">Doing push-ups in a wide position is another variation that will put more pressure on your chest. This is because most of your weight is transferred to your pectoral <text:soft-page-break/>(chest) muscles when you place your hands in a wide position. So the farther you put your hands out, the greater the challenge for your chest.</text:p>
      <text:p text:style-name="P1">Wide push-ups make you use your pectoral muscles more to help you lift your body and this will improve the strength in you upper bod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ans-serif"/>
    <style:font-face style:name="bebas neueregular" svg:font-family="'bebas neueregular',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18:18:13.723483654</meta:creation-date>
    <dc:date>2017-05-29T18:22:25.097303619</dc:date>
    <meta:editing-duration>PT4M11S</meta:editing-duration>
    <meta:editing-cycles>1</meta:editing-cycles>
    <meta:document-statistic meta:table-count="0" meta:image-count="0" meta:object-count="0" meta:page-count="2" meta:paragraph-count="14" meta:word-count="375" meta:character-count="2174" meta:non-whitespace-character-count="1812"/>
    <meta:generator>LibreOffice/5.1.6.2$Linux_X86_64 LibreOffice_project/10m0$Build-2</meta:generator>
  </office:meta>
</office:document-meta>
</file>